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F3000000F2E062258439290BC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none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2.A2" style:family="table-cell">
      <style:table-cell-properties fo:background-color="#5eb91e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background-color="#5eb91e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none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none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none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none" fo:border-right="0.05pt solid #000000" fo:border-top="none" fo:border-bottom="0.05pt solid #000000"/>
    </style:style>
    <style:style style:name="Table2.A9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none" fo:border-right="0.05pt solid #000000" fo:border-top="none" fo:border-bottom="0.05pt solid #000000"/>
    </style:style>
    <style:style style:name="Table2.A10" style:family="table-cell">
      <style:table-cell-properties fo:padding="0.0382in" fo:border-left="0.05pt solid #000000" fo:border-right="none" fo:border-top="none" fo:border-bottom="0.05pt solid #000000"/>
    </style:style>
    <style:style style:name="Table2.B10" style:family="table-cell">
      <style:table-cell-properties fo:padding="0.0382in" fo:border-left="none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B" style:family="table-column">
      <style:table-column-properties style:column-width="3.4625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background-color="#5eb91e" fo:padding="0.0382in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background-color="#5eb91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3.A2" style:family="table-cell">
      <style:table-cell-properties fo:background-color="#5eb91e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background-color="#5eb91e" fo:padding="0.0382in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none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7688in" style:rel-column-width="7275*"/>
    </style:style>
    <style:style style:name="Table4.C" style:family="table-column">
      <style:table-column-properties style:column-width="0.7701in" style:rel-column-width="7288*"/>
    </style:style>
    <style:style style:name="Table4.F" style:family="table-column">
      <style:table-column-properties style:column-width="0.7694in" style:rel-column-width="7281*"/>
    </style:style>
    <style:style style:name="Table4.I" style:family="table-column">
      <style:table-column-properties style:column-width="0.7701in" style:rel-column-width="7291*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I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I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7313in" style:rel-column-width="16383*"/>
    </style:style>
    <style:style style:name="Table5.D" style:family="table-column">
      <style:table-column-properties style:column-width="1.7313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 Black" officeooo:rsid="00048c82" officeooo:paragraph-rsid="00048c82"/>
    </style:style>
    <style:style style:name="P2" style:family="paragraph" style:parent-style-name="Standard">
      <style:paragraph-properties fo:text-align="justify" style:justify-single-word="false"/>
      <style:text-properties style:font-name="Arial" officeooo:rsid="00048c82" officeooo:paragraph-rsid="00048c82"/>
    </style:style>
    <style:style style:name="P3" style:family="paragraph" style:parent-style-name="Standard">
      <style:paragraph-properties fo:text-align="justify" style:justify-single-word="false"/>
      <style:text-properties style:font-name="Arial" fo:font-weight="bold" officeooo:rsid="00048c82" officeooo:paragraph-rsid="00048c82" style:font-weight-asian="bold" style:font-weight-complex="bold"/>
    </style:style>
    <style:style style:name="P4" style:family="paragraph" style:parent-style-name="Standard">
      <style:text-properties style:font-name="Arial" fo:font-weight="bold" officeooo:rsid="0010b864" officeooo:paragraph-rsid="0010b864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officeooo:rsid="0005140a" officeooo:paragraph-rsid="0005140a"/>
    </style:style>
    <style:style style:name="P6" style:family="paragraph" style:parent-style-name="Standard">
      <style:paragraph-properties fo:text-align="end" style:justify-single-word="false"/>
      <style:text-properties style:font-name="Arial" fo:font-size="8pt" officeooo:rsid="0005140a" officeooo:paragraph-rsid="0005140a"/>
    </style:style>
    <style:style style:name="P7" style:family="paragraph" style:parent-style-name="Standard">
      <style:paragraph-properties fo:text-align="justify" style:justify-single-word="false"/>
      <style:text-properties style:font-name="Arial" fo:font-weight="normal" officeooo:rsid="0005140a" officeooo:paragraph-rsid="0005140a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weight="normal" officeooo:rsid="0005140a" officeooo:paragraph-rsid="0005140a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officeooo:rsid="0005ce82" officeooo:paragraph-rsid="0005ce82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fo:font-weight="bold" officeooo:rsid="00076d27" officeooo:paragraph-rsid="00076d27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fo:font-weight="bold" officeooo:rsid="000a1bf9" officeooo:paragraph-rsid="000a1bf9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fo:font-weight="bold" officeooo:rsid="000b5a06" officeooo:paragraph-rsid="000b5a06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fo:font-weight="bold" officeooo:rsid="000af5a2" officeooo:paragraph-rsid="000af5a2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fo:font-weight="normal" officeooo:rsid="0008230d" officeooo:paragraph-rsid="0008230d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fo:font-weight="normal" officeooo:rsid="000af5a2" officeooo:paragraph-rsid="000af5a2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fo:font-weight="normal" officeooo:rsid="000b5a06" officeooo:paragraph-rsid="000b5a06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fo:font-weight="normal" officeooo:rsid="000dde52" officeooo:paragraph-rsid="000dde52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officeooo:rsid="0008230d" officeooo:paragraph-rsid="0008230d"/>
    </style:style>
    <style:style style:name="P19" style:family="paragraph" style:parent-style-name="Standard">
      <style:text-properties style:font-name="Arial" officeooo:rsid="000f0dde" officeooo:paragraph-rsid="000f0dde"/>
    </style:style>
    <style:style style:name="P20" style:family="paragraph" style:parent-style-name="Standard">
      <style:text-properties style:font-name="Arial" officeooo:rsid="0010b864" officeooo:paragraph-rsid="0010b864"/>
    </style:style>
    <style:style style:name="P21" style:family="paragraph" style:parent-style-name="Standard">
      <style:text-properties officeooo:rsid="000f0dde" officeooo:paragraph-rsid="000f0dde"/>
    </style:style>
    <style:style style:name="P22" style:family="paragraph" style:parent-style-name="Footnote">
      <style:text-properties officeooo:rsid="000be0da" officeooo:paragraph-rsid="000be0da"/>
    </style:style>
    <style:style style:name="P23" style:family="paragraph" style:parent-style-name="Table_20_Contents">
      <style:paragraph-properties fo:text-align="justify" style:justify-single-word="false"/>
      <style:text-properties style:font-name="Arial" fo:font-size="12pt" officeooo:rsid="000b5a06" officeooo:paragraph-rsid="000b5a06"/>
    </style:style>
    <style:style style:name="P24" style:family="paragraph" style:parent-style-name="Table_20_Contents">
      <style:paragraph-properties fo:text-align="justify" style:justify-single-word="false"/>
      <style:text-properties style:font-name="Arial" fo:font-size="12pt" officeooo:rsid="000dde52" officeooo:paragraph-rsid="000dde52"/>
    </style:style>
    <style:style style:name="P25" style:family="paragraph" style:parent-style-name="Table_20_Contents">
      <style:paragraph-properties fo:text-align="justify" style:justify-single-word="false"/>
      <style:text-properties style:font-name="Arial" fo:font-size="12pt" officeooo:rsid="000dde52" officeooo:paragraph-rsid="000f0dde"/>
    </style:style>
    <style:style style:name="P26" style:family="paragraph" style:parent-style-name="Table_20_Contents">
      <style:paragraph-properties fo:text-align="justify" style:justify-single-word="false"/>
      <style:text-properties style:font-name="Arial" fo:font-size="12pt" officeooo:rsid="000f0dde" officeooo:paragraph-rsid="000f0dde"/>
    </style:style>
    <style:style style:name="P27" style:family="paragraph" style:parent-style-name="Table_20_Contents">
      <style:paragraph-properties fo:text-align="justify" style:justify-single-word="false"/>
      <style:text-properties style:font-name="Arial" fo:font-size="12pt" officeooo:rsid="0012267a" officeooo:paragraph-rsid="0012267a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2pt" fo:font-weight="bold" officeooo:rsid="000b5a06" officeooo:paragraph-rsid="000dde52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2pt" fo:font-weight="bold" officeooo:rsid="000b5a06" officeooo:paragraph-rsid="000f0dde" style:font-weight-asian="bold" style:font-weight-complex="bold"/>
    </style:style>
    <style:style style:name="P30" style:family="paragraph" style:parent-style-name="Table_20_Contents">
      <style:paragraph-properties fo:text-align="justify" style:justify-single-word="false"/>
      <style:text-properties style:font-name="Arial" fo:font-size="12pt" officeooo:rsid="00157d9e" officeooo:paragraph-rsid="00157d9e"/>
    </style:style>
    <style:style style:name="P31" style:family="paragraph" style:parent-style-name="Table_20_Contents">
      <style:paragraph-properties fo:text-align="justify" style:justify-single-word="false"/>
      <style:text-properties style:font-name="Arial" fo:font-size="12pt" officeooo:rsid="001df97e" officeooo:paragraph-rsid="001df97e"/>
    </style:style>
    <style:style style:name="P32" style:family="paragraph" style:parent-style-name="Table_20_Contents">
      <style:paragraph-properties fo:text-align="justify" style:justify-single-word="false"/>
      <style:text-properties style:font-name="Arial" fo:font-size="12pt" officeooo:rsid="001e7605" officeooo:paragraph-rsid="001e7605"/>
    </style:style>
    <style:style style:name="P33" style:family="paragraph" style:parent-style-name="Table_20_Contents">
      <style:paragraph-properties fo:text-align="justify" style:justify-single-word="false"/>
      <style:text-properties style:font-name="Arial" fo:font-size="12pt" officeooo:rsid="001ebce3" officeooo:paragraph-rsid="001ebce3"/>
    </style:style>
    <style:style style:name="P34" style:family="paragraph" style:parent-style-name="Table_20_Contents">
      <style:paragraph-properties fo:text-align="justify" style:justify-single-word="false"/>
      <style:text-properties style:font-name="Arial" fo:font-size="12pt" officeooo:rsid="001fdaa2" officeooo:paragraph-rsid="001fdaa2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weight="bold" officeooo:rsid="000b5a06" officeooo:paragraph-rsid="000b5a06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weight="bold" officeooo:rsid="000b5a06" officeooo:paragraph-rsid="000dde52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weight="bold" officeooo:rsid="000b5a06" officeooo:paragraph-rsid="000f0dde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weight="bold" officeooo:rsid="0010b864" officeooo:paragraph-rsid="0010b864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weight="bold" officeooo:rsid="00190017" officeooo:paragraph-rsid="00190017" style:font-weight-asian="bold" style:font-weight-complex="bold"/>
    </style:style>
    <style:style style:name="P40" style:family="paragraph" style:parent-style-name="Table_20_Contents">
      <style:text-properties style:font-name="Arial" officeooo:rsid="0010b864" officeooo:paragraph-rsid="0010b864"/>
    </style:style>
    <style:style style:name="P41" style:family="paragraph" style:parent-style-name="Table_20_Contents">
      <style:paragraph-properties fo:text-align="justify" style:justify-single-word="false"/>
      <style:text-properties style:font-name="Arial" officeooo:rsid="0012267a" officeooo:paragraph-rsid="0012267a"/>
    </style:style>
    <style:style style:name="P42" style:family="paragraph" style:parent-style-name="Table_20_Contents">
      <style:paragraph-properties fo:text-align="justify" style:justify-single-word="false"/>
      <style:text-properties style:font-name="Arial" officeooo:rsid="001df97e" officeooo:paragraph-rsid="001df97e"/>
    </style:style>
    <style:style style:name="P43" style:family="paragraph" style:parent-style-name="Table_20_Contents">
      <style:paragraph-properties fo:text-align="justify" style:justify-single-word="false"/>
      <style:text-properties style:font-name="Arial" officeooo:rsid="001e7605" officeooo:paragraph-rsid="001e7605"/>
    </style:style>
    <style:style style:name="P44" style:family="paragraph" style:parent-style-name="Table_20_Contents">
      <style:text-properties style:font-name="Arial" officeooo:rsid="00190017" officeooo:paragraph-rsid="00190017"/>
    </style:style>
    <style:style style:name="P45" style:family="paragraph" style:parent-style-name="Table_20_Contents">
      <style:paragraph-properties fo:text-align="center" style:justify-single-word="false"/>
      <style:text-properties officeooo:rsid="000b5a06" officeooo:paragraph-rsid="000b5a06"/>
    </style:style>
    <style:style style:name="P4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10b864" officeooo:paragraph-rsid="0010b8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10a1d6" officeooo:paragraph-rsid="0010a1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10b864" officeooo:paragraph-rsid="0010b86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0" style:family="paragraph" style:parent-style-name="Standard" style:list-style-name="L1">
      <style:paragraph-properties fo:text-align="justify" style:justify-single-word="false"/>
      <style:text-properties style:font-name="Arial" officeooo:rsid="00048c82" officeooo:paragraph-rsid="00048c82"/>
    </style:style>
    <style:style style:name="P51" style:family="paragraph" style:parent-style-name="Standard" style:list-style-name="L2">
      <style:paragraph-properties fo:text-align="justify" style:justify-single-word="false"/>
      <style:text-properties style:font-name="Arial" fo:font-size="12pt" officeooo:rsid="0005140a" officeooo:paragraph-rsid="0005ce82"/>
    </style:style>
    <style:style style:name="P52" style:family="paragraph" style:parent-style-name="Standard" style:list-style-name="L3">
      <style:paragraph-properties fo:text-align="justify" style:justify-single-word="false"/>
      <style:text-properties style:font-name="Arial" fo:font-size="12pt" fo:font-weight="normal" officeooo:rsid="0008230d" officeooo:paragraph-rsid="0008230d" style:font-weight-asian="normal" style:font-weight-complex="normal"/>
    </style:style>
    <style:style style:name="P53" style:family="paragraph" style:parent-style-name="Standard" style:list-style-name="L4">
      <style:paragraph-properties fo:text-align="justify" style:justify-single-word="false"/>
      <style:text-properties style:font-name="Arial" fo:font-size="12pt" fo:font-weight="normal" officeooo:rsid="000af5a2" officeooo:paragraph-rsid="000af5a2" style:font-weight-asian="normal" style:font-weight-complex="normal"/>
    </style:style>
    <style:style style:name="P54" style:family="paragraph" style:parent-style-name="Standard" style:list-style-name="L5">
      <style:paragraph-properties fo:text-align="justify" style:justify-single-word="false"/>
      <style:text-properties style:font-name="Arial" fo:font-size="12pt" fo:font-weight="normal" officeooo:rsid="000b5a06" officeooo:paragraph-rsid="000b5a06" style:font-weight-asian="normal" style:font-weight-complex="normal"/>
    </style:style>
    <style:style style:name="P55" style:family="paragraph" style:parent-style-name="Standard" style:list-style-name="L5">
      <style:paragraph-properties fo:text-align="justify" style:justify-single-word="false"/>
      <style:text-properties style:font-name="Arial" fo:font-size="12pt" fo:font-weight="normal" officeooo:rsid="000b5a06" officeooo:paragraph-rsid="000be0da" style:font-weight-asian="normal" style:font-weight-complex="normal"/>
    </style:style>
    <style:style style:name="P56" style:family="paragraph" style:parent-style-name="Standard" style:list-style-name="L6">
      <style:paragraph-properties fo:text-align="justify" style:justify-single-word="false"/>
      <style:text-properties style:font-name="Arial" fo:font-size="12pt" fo:font-weight="normal" officeooo:rsid="000b5a06" officeooo:paragraph-rsid="000b5a06" style:font-weight-asian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font-name="Arial" fo:font-size="12pt" fo:font-weight="normal" officeooo:rsid="000b5a06" officeooo:paragraph-rsid="000b5a06" style:font-weight-asian="normal" style:font-weight-complex="normal"/>
    </style:style>
    <style:style style:name="P58" style:family="paragraph" style:parent-style-name="Standard" style:list-style-name="L5">
      <style:paragraph-properties fo:text-align="justify" style:justify-single-word="false"/>
      <style:text-properties style:font-name="Arial" fo:font-size="12pt" fo:font-weight="normal" officeooo:rsid="000be0da" officeooo:paragraph-rsid="000be0da" style:font-weight-asian="normal" style:font-weight-complex="normal"/>
    </style:style>
    <style:style style:name="P59" style:family="paragraph" style:parent-style-name="Standard" style:list-style-name="L5">
      <style:paragraph-properties fo:text-align="justify" style:justify-single-word="false"/>
      <style:text-properties style:font-name="Arial" fo:font-size="12pt" fo:font-weight="normal" officeooo:rsid="000dde52" officeooo:paragraph-rsid="000dde52" style:font-weight-asian="normal" style:font-weight-complex="normal"/>
    </style:style>
    <style:style style:name="P60" style:family="paragraph" style:parent-style-name="Standard" style:list-style-name="L7">
      <style:paragraph-properties fo:text-align="justify" style:justify-single-word="false"/>
      <style:text-properties style:font-name="Arial" fo:font-size="12pt" fo:font-weight="normal" officeooo:rsid="000dde52" officeooo:paragraph-rsid="000dde52" style:font-weight-asian="normal" style:font-weight-complex="normal"/>
    </style:style>
    <style:style style:name="P61" style:family="paragraph" style:parent-style-name="Standard" style:list-style-name="L7">
      <style:paragraph-properties fo:text-align="justify" style:justify-single-word="false"/>
      <style:text-properties style:font-name="Arial" fo:font-size="12pt" fo:font-weight="normal" officeooo:rsid="000f0dde" officeooo:paragraph-rsid="000f0dde" style:font-weight-asian="normal" style:font-weight-complex="normal"/>
    </style:style>
    <style:style style:name="P62" style:family="paragraph" style:parent-style-name="Standard" style:list-style-name="L7">
      <style:paragraph-properties fo:text-align="justify" style:justify-single-word="false"/>
      <style:text-properties style:font-name="Arial" fo:font-size="12pt" fo:font-weight="normal" officeooo:rsid="001ca2a7" officeooo:paragraph-rsid="001ca2a7" style:font-weight-asian="normal" style:font-weight-complex="normal"/>
    </style:style>
    <style:style style:name="P63" style:family="paragraph" style:parent-style-name="Standard" style:list-style-name="L5">
      <style:paragraph-properties fo:text-align="justify" style:justify-single-word="false"/>
      <style:text-properties style:font-name="Arial" fo:font-size="12pt" fo:font-weight="normal" officeooo:rsid="00248fc0" officeooo:paragraph-rsid="00248fc0" style:font-weight-asian="normal" style:font-weight-complex="normal"/>
    </style:style>
    <style:style style:name="P64" style:family="paragraph" style:parent-style-name="Standard" style:list-style-name="L6">
      <style:paragraph-properties fo:text-align="justify" style:justify-single-word="false"/>
      <style:text-properties style:font-name="Arial" fo:font-size="12pt" fo:font-weight="bold" officeooo:rsid="000b5a06" officeooo:paragraph-rsid="000b5a06" style:font-weight-asian="bold" style:font-weight-complex="bold"/>
    </style:style>
    <style:style style:name="P65" style:family="paragraph" style:parent-style-name="Standard" style:list-style-name="L7">
      <style:paragraph-properties fo:text-align="justify" style:justify-single-word="false"/>
      <style:text-properties style:font-name="Arial" fo:font-size="12pt" fo:font-weight="bold" officeooo:rsid="000dde52" officeooo:paragraph-rsid="000dde52" style:font-weight-asian="bold" style:font-weight-complex="bold"/>
    </style:style>
    <style:style style:name="P66" style:family="paragraph" style:parent-style-name="Standard" style:list-style-name="L8">
      <style:text-properties style:font-name="Arial" fo:font-weight="bold" officeooo:rsid="00190017" officeooo:paragraph-rsid="00190017" style:font-weight-asian="bold" style:font-weight-complex="bold"/>
    </style:style>
    <style:style style:name="P67" style:family="paragraph" style:parent-style-name="Standard" style:list-style-name="L8">
      <style:text-properties style:font-name="Arial" fo:font-weight="normal" officeooo:rsid="00190017" officeooo:paragraph-rsid="00190017" style:font-weight-asian="normal" style:font-weight-complex="normal"/>
    </style:style>
    <style:style style:name="P68" style:family="paragraph" style:parent-style-name="Standard">
      <style:text-properties style:font-name="Arial" fo:font-weight="normal" officeooo:rsid="00190017" officeooo:paragraph-rsid="00190017" style:font-weight-asian="normal" style:font-weight-complex="normal"/>
    </style:style>
    <style:style style:name="P69" style:family="paragraph" style:parent-style-name="Standard" style:list-style-name="L9">
      <style:text-properties style:font-name="Arial" officeooo:rsid="000f0dde" officeooo:paragraph-rsid="000f0dde"/>
    </style:style>
    <style:style style:name="P70" style:family="paragraph" style:parent-style-name="Standard" style:list-style-name="L3">
      <style:paragraph-properties fo:text-align="justify" style:justify-single-word="false"/>
      <style:text-properties officeooo:paragraph-rsid="0008230d"/>
    </style:style>
    <style:style style:name="P71" style:family="paragraph" style:parent-style-name="Standard" style:list-style-name="L8">
      <style:text-properties officeooo:paragraph-rsid="00190017"/>
    </style:style>
    <style:style style:name="P72" style:family="paragraph" style:parent-style-name="Standard" style:list-style-name="L9">
      <style:text-properties officeooo:paragraph-rsid="000f0dde"/>
    </style:style>
    <style:style style:name="P73" style:family="paragraph">
      <style:paragraph-properties fo:text-align="justify"/>
    </style:style>
    <style:style style:name="P74" style:family="paragraph">
      <style:paragraph-properties fo:margin-left="0.5in" fo:margin-right="0in" fo:text-align="justify" fo:text-indent="-0.2476in"/>
    </style:style>
    <style:style style:name="P75" style:family="paragraph">
      <loext:graphic-properties draw:fill="none" draw:fill-color="#ffffff"/>
      <style:paragraph-properties fo:text-align="justify" style:writing-mode="lr-tb"/>
      <style:text-properties style:font-name="Arial" fo:font-size="12pt" style:font-name-complex="Arial"/>
    </style:style>
    <style:style style:name="P76" style:family="paragraph">
      <loext:graphic-properties draw:fill="none"/>
    </style:style>
    <style:style style:name="P77" style:family="paragraph">
      <style:paragraph-properties fo:text-align="end"/>
    </style:style>
    <style:style style:name="P78" style:family="paragraph">
      <loext:graphic-properties draw:fill="none" draw:fill-color="#ffffff"/>
      <style:paragraph-properties fo:text-align="end" style:writing-mode="lr-tb"/>
      <style:text-properties fo:font-size="12pt"/>
    </style:style>
    <style:style style:name="P79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Arial" fo:font-size="12pt" fo:font-weight="normal" officeooo:rsid="0008230d" style:font-weight-asian="normal" style:font-weight-complex="normal"/>
    </style:style>
    <style:style style:name="T2" style:family="text">
      <style:text-properties style:font-name="Arial" fo:font-size="12pt" fo:font-weight="normal" officeooo:rsid="000a1bf9" style:font-weight-asian="normal" style:font-weight-complex="normal"/>
    </style:style>
    <style:style style:name="T3" style:family="text">
      <style:text-properties style:font-name="Arial" fo:font-size="12pt" fo:font-weight="normal" officeooo:rsid="000af5a2" style:font-weight-asian="normal" style:font-weight-complex="normal"/>
    </style:style>
    <style:style style:name="T4" style:family="text">
      <style:text-properties style:font-name="Arial" fo:font-size="12pt" fo:font-weight="bold" style:font-weight-asian="bold" style:font-weight-complex="bold"/>
    </style:style>
    <style:style style:name="T5" style:family="text">
      <style:text-properties style:font-name="Arial" fo:font-size="12pt" fo:font-weight="bold" officeooo:rsid="000b5a06" style:font-weight-asian="bold" style:font-weight-complex="bold"/>
    </style:style>
    <style:style style:name="T6" style:family="text">
      <style:text-properties style:font-name="Arial" fo:font-weight="bold" officeooo:rsid="000f0dde" style:font-weight-asian="bold" style:font-weight-complex="bold"/>
    </style:style>
    <style:style style:name="T7" style:family="text">
      <style:text-properties style:font-name="Arial" fo:font-weight="bold" officeooo:rsid="0012267a" style:font-weight-asian="bold" style:font-weight-complex="bold"/>
    </style:style>
    <style:style style:name="T8" style:family="text">
      <style:text-properties style:font-name="Arial" officeooo:rsid="000f0dde"/>
    </style:style>
    <style:style style:name="T9" style:family="text">
      <style:text-properties officeooo:rsid="0008230d"/>
    </style:style>
    <style:style style:name="T10" style:family="text">
      <style:text-properties officeooo:rsid="000a1bf9"/>
    </style:style>
    <style:style style:name="T11" style:family="text">
      <style:text-properties officeooo:rsid="000af5a2"/>
    </style:style>
    <style:style style:name="T12" style:family="text">
      <style:text-properties officeooo:rsid="000be0da"/>
    </style:style>
    <style:style style:name="T13" style:family="text">
      <style:text-properties officeooo:rsid="000dde52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0dde52" style:font-style-asian="italic" style:font-style-complex="italic"/>
    </style:style>
    <style:style style:name="T16" style:family="text">
      <style:text-properties fo:font-style="italic" officeooo:rsid="001df97e" style:font-style-asian="italic" style:font-style-complex="italic"/>
    </style:style>
    <style:style style:name="T17" style:family="text">
      <style:text-properties fo:font-style="italic" officeooo:rsid="001fdaa2" style:font-style-asian="italic" style:font-style-complex="italic"/>
    </style:style>
    <style:style style:name="T18" style:family="text">
      <style:text-properties officeooo:rsid="000f0dde"/>
    </style:style>
    <style:style style:name="T19" style:family="text">
      <style:text-properties officeooo:rsid="0012267a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1df97e" style:font-style-asian="normal" style:font-style-complex="normal"/>
    </style:style>
    <style:style style:name="T22" style:family="text">
      <style:text-properties officeooo:rsid="001e7605"/>
    </style:style>
    <style:style style:name="T23" style:family="text">
      <style:text-properties style:font-name="Arial" fo:font-size="12pt" style:font-name-complex="Arial"/>
    </style:style>
    <style:style style:name="T24" style:family="text">
      <style:text-properties fo:font-size="2.29999995231628pt" style:font-size-asian="1.70000004768372pt" style:font-size-complex="2.09999990463257pt"/>
    </style:style>
    <style:style style:name="T25" style:family="text">
      <style:text-properties fo:font-size="12pt"/>
    </style:style>
    <style:style style:name="T26" style:family="text">
      <style:text-properties fo:font-size="2.20000004768372pt" style:font-size-asian="2.20000004768372pt" style:font-size-complex="2.20000004768372pt"/>
    </style:style>
    <style:style style:name="T27" style:family="text">
      <style:text-properties fo:font-size="4pt" style:font-size-asian="1.89999997615814pt" style:font-size-complex="1.89999997615814pt"/>
    </style:style>
    <style:style style:name="T28" style:family="text">
      <style:text-properties fo:font-size="3.59999990463257pt" style:font-size-asian="1.5pt" style:font-size-complex="1.5pt"/>
    </style:style>
    <style:style style:name="T29" style:family="text">
      <style:text-properties fo:font-size="2.90000009536743pt" style:font-size-asian="1.29999995231628pt" style:font-size-complex="1.29999995231628pt"/>
    </style:style>
    <style:style style:name="T30" style:family="text">
      <style:text-properties fo:font-size="3.20000004768372pt" style:font-size-asian="1.29999995231628pt" style:font-size-complex="1.29999995231628pt"/>
    </style:style>
    <style:style style:name="fr1" style:family="graphic" style:parent-style-name="Graphics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34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402in" svg:stroke-color="#000000" draw:marker-start-width="0.1984in" draw:marker-end-width="0.1984in" draw:fill="none" draw:textarea-horizontal-align="justify" draw:textarea-vertical-align="middle" draw:auto-grow-height="false" fo:min-height="3.85in" fo:min-width="7.0791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2.01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2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ESS GAME</text:p>
      <text:p text:style-name="P1">FINAL RUBY PROJECT</text:p>
      <text:p text:style-name="P1"/>
      <text:p text:style-name="P3">UNDERSTANDING THE PROBLEM</text:p>
      <text:p text:style-name="P2"/>
      <text:list xml:id="list308888514" text:style-name="L1">
        <text:list-item>
          <text:p text:style-name="P50">Build a command line Chess game where two players can play against each other.</text:p>
        </text:list-item>
        <text:list-item>
          <text:p text:style-name="P50">The game should be properly constrained – it should prevent players from making illegal moves and declare check or checkmate in the correct situations.</text:p>
        </text:list-item>
        <text:list-item>
          <text:p text:style-name="P50">Game board should be able to be saved at any time (serialization).</text:p>
        </text:list-item>
      </text:list>
      <text:p text:style-name="P2"/>
      <text:p text:style-name="P3">USER INTERFACE</text:p>
      <text:p text:style-name="P3"><draw:custom-shape text:anchor-type="paragraph" draw:z-index="3" draw:name="Shape2" draw:style-name="gr2" draw:text-style-name="P76" svg:width="7.1185in" svg:height="3.8894in" svg:x="-0.0839in" svg:y="0.0772in"><text:p/><draw:enhanced-geometry svg:viewBox="0 0 21600 21600" draw:type="rectangle" draw:enhanced-path="M 0 0 L 21600 0 21600 21600 0 21600 0 0 Z N"/></draw:custom-shape></text:p>
      <text:p text:style-name="P7">[Q]uit <text:s text:c="3"/>[S]ave<text:span text:style-name="T11">&amp;Quit</text:span></text:p>
      <text:p text:style-name="P7"/>
      <text:p text:style-name="P8">White’s turn</text:p>
      <text:p text:style-name="P8"><text:s text:c="3"/></text:p>
      <text:p text:style-name="P2"><draw:frame text:anchor-type="paragraph" draw:z-index="1" draw:name="Shape1" draw:style-name="gr4" draw:text-style-name="P79" svg:width="2.0835in" svg:height="0.2343in" svg:x="2.4335in" svg:y="2.1189in"><draw:text-box><text:p><text:s text:c="3"/>A <text:s text:c="2"/>B <text:s text:c="2"/>C <text:s text:c="2"/>D <text:s text:c="2"/>E <text:s text:c="3"/>F <text:s text:c="3"/>G <text:s text:c="2"/>H</text:p></draw:text-box></draw:frame><draw:frame text:anchor-type="paragraph" draw:z-index="2" draw:name="Shape1_0" draw:style-name="gr3" draw:text-style-name="P78" svg:width="0.226in" svg:height="2.0122in" svg:x="2.1291in" svg:y="0.0346in"><draw:text-box><text:p text:style-name="P77"><text:span text:style-name="T24"/></text:p><text:p text:style-name="P77"><text:span text:style-name="T25">8</text:span></text:p><text:p text:style-name="P77"><text:span text:style-name="T26"/></text:p><text:p text:style-name="P77"><text:span text:style-name="T26"/></text:p><text:p text:style-name="P77"><text:span text:style-name="T25">7</text:span></text:p><text:p text:style-name="P77"><text:span text:style-name="T26"/></text:p><text:p text:style-name="P77"><text:span text:style-name="T25">6</text:span></text:p><text:p text:style-name="P77"><text:span text:style-name="T27"/></text:p><text:p text:style-name="P77"><text:span text:style-name="T25">5</text:span></text:p><text:p text:style-name="P77"><text:span text:style-name="T28"/></text:p><text:p text:style-name="P77"><text:span text:style-name="T25">4</text:span></text:p><text:p text:style-name="P77"><text:span text:style-name="T29"/></text:p><text:p text:style-name="P77"><text:span text:style-name="T25">3</text:span></text:p><text:p text:style-name="P77"><text:span text:style-name="T30"/></text:p><text:p text:style-name="P77"><text:span text:style-name="T25">2</text:span></text:p><text:p text:style-name="P77"><text:span text:style-name="T28"/></text:p><text:p text:style-name="P77"><text:span text:style-name="T25">1</text:span></text:p></draw:text-box></draw:frame><draw:frame draw:style-name="fr1" draw:name="Image2" text:anchor-type="paragraph" svg:y="0in" svg:width="2.0583in" style:rel-width="30%" svg:height="2.0492in" style:rel-height="scale" draw:z-index="0"><draw:image xlink:href="Pictures/10000201000000F3000000F2E062258439290BCA.png" xlink:type="simple" xlink:show="embed" xlink:actuate="onLoad" loext:mime-type="image/png"/></draw:frame></text:p>
      <text:p text:style-name="P2"><draw:frame text:anchor-type="paragraph" draw:z-index="4" draw:name="Shape3" draw:style-name="gr1" draw:text-style-name="P75" svg:width="1.0512in" svg:height="1.3425in" svg:x="5.289in" svg:y="0.152in"><draw:text-box><text:p text:style-name="P73"><text:span text:style-name="T23">Pieces:</text:span></text:p><text:p text:style-name="P73"><text:span text:style-name="T23"><text:s text:c="5"/></text:span><text:span text:style-name="T23">[R]ook</text:span></text:p><text:p text:style-name="P74"><text:span text:style-name="T23">K[N]ight </text:span></text:p><text:p text:style-name="P74"><text:span text:style-name="T23">[B]ishop</text:span></text:p><text:p text:style-name="P74"><text:span text:style-name="T23">[Q]ueen </text:span></text:p><text:p text:style-name="P74"><text:span text:style-name="T23">[K]ing</text:span></text:p><text:p text:style-name="P74"><text:span text:style-name="T23">[P]awn 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8">What piece will you be moving? &gt;&gt;</text:p>
      <text:p text:style-name="P5"><text:span text:style-name="T9">Where will you</text:span> move? &gt;&gt; </text:p>
      <text:p text:style-name="P5"/>
      <text:p text:style-name="P6">*Pieces icons subject to Unicode availability</text:p>
      <text:p text:style-name="P6"/>
      <text:list xml:id="list2943520243" text:style-name="L2">
        <text:list-item>
          <text:p text:style-name="P51">There will be a welcome screen and message, explaining the rules and how to win.</text:p>
        </text:list-item>
      </text:list>
      <text:p text:style-name="P9"/>
      <text:p text:style-name="P10">INPUTS</text:p>
      <text:p text:style-name="P10"/>
      <text:list xml:id="list2446509587" text:style-name="L3">
        <text:list-item>
          <text:p text:style-name="P52">Player moves, comprised of a piece <text:span text:style-name="T10">name</text:span> and the square they will move the piece to, for example:</text:p>
          <text:list>
            <text:list-item>
              <text:p text:style-name="P52">“Q” then “F3”, will move the white queen on D1 to F3, if the move is legal.</text:p>
              <text:p text:style-name="P52"/>
            </text:list-item>
          </text:list>
        </text:list-item>
        <text:list-item>
          <text:p text:style-name="P70"><text:span text:style-name="T1">In the case of pieces that have more than one instance, for example, knights and pawns, the player will be required to input the </text:span><text:span text:style-name="T2">piece name along with the square it’s currently on</text:span><text:span text:style-name="T1">. For example:</text:span></text:p>
          <text:list>
            <text:list-item>
              <text:p text:style-name="P52">“N B1” then “C3”, will move the white knight on B1 to C3, if the move is legal.</text:p>
            </text:list-item>
          </text:list>
        </text:list-item>
      </text:list>
      <text:p text:style-name="P14"/>
      <text:list xml:id="list213804856440156" text:continue-numbering="true" text:style-name="L3">
        <text:list-item>
          <text:p text:style-name="P70"><text:span text:style-name="T1">Players can also, at any point in the game, input the letters Q and S to “Quit” or <text:s/>“</text:span><text:span text:style-name="T3">Save and Quit</text:span><text:span text:style-name="T1">” the game, respectively.</text:span></text:p>
        </text:list-item>
      </text:list>
      <text:p text:style-name="P11"><text:soft-page-break/>OUTPUTS</text:p>
      <text:p text:style-name="P11"/>
      <text:list xml:id="list3904966340" text:style-name="L4">
        <text:list-item>
          <text:p text:style-name="P53">The initial screen will have a welcome message and instructions on how the game’s interface works.</text:p>
        </text:list-item>
        <text:list-item>
          <text:p text:style-name="P53">On the game screen, after a player has input a move the screen will redraw the board reflecting the new position of the pieces.</text:p>
        </text:list-item>
        <text:list-item>
          <text:p text:style-name="P53">The board will continue to update until one of the player is in check, at which point the game will display a message saying so, prompting the player for their next legal move.</text:p>
        </text:list-item>
        <text:list-item>
          <text:p text:style-name="P53">If a player is in check and no legal moves are available, the game will automatically display a “Checkmate” message and declare one of the players the winner.</text:p>
        </text:list-item>
      </text:list>
      <text:p text:style-name="P15"/>
      <text:p text:style-name="P13">PROCEDURE</text:p>
      <text:p text:style-name="P13"/>
      <text:p text:style-name="P12">Steps</text:p>
      <text:p text:style-name="P12"/>
      <text:list xml:id="list2004695513" text:style-name="L5">
        <text:list-item>
          <text:p text:style-name="P54">Greet the players and display the instructions of the game.</text:p>
        </text:list-item>
        <text:list-item>
          <text:p text:style-name="P54">Prompt the player to input any key to start the game.</text:p>
        </text:list-item>
        <text:list-item>
          <text:p text:style-name="P55">Display “User Interface” screen.</text:p>
        </text:list-item>
        <text:list-item>
          <text:p text:style-name="P63">Ask current player to select the piece to move.</text:p>
          <text:list>
            <text:list-item>
              <text:p text:style-name="P63">If piece is not part of the game, ask to select a different piece.</text:p>
            </text:list-item>
            <text:list-item>
              <text:p text:style-name="P63">If piece is not Q or K, ask which of the instances they want to select</text:p>
            </text:list-item>
          </text:list>
        </text:list-item>
        <text:list-item>
          <text:p text:style-name="P55"><text:span text:style-name="T12">A</text:span>sk <text:span text:style-name="T13">current</text:span> player to <text:span text:style-name="T12">input</text:span> the<text:span text:style-name="T12">ir</text:span> move.</text:p>
        </text:list-item>
        <text:list-item>
          <text:p text:style-name="P58">Validate the input move:</text:p>
          <text:list>
            <text:list-item>
              <text:p text:style-name="P58">If input move is “out-of-bounds”<text:note text:id="ftn1" text:note-class="footnote"><text:note-citation>1</text:note-citation><text:note-body><text:p text:style-name="P22">A move is “out-of-bounds” when the selected end square is not a part of the board. For example: B9 or J5.</text:p></text:note-body></text:note>, ask player to input a valid move.</text:p>
            </text:list-item>
            <text:list-item>
              <text:p text:style-name="P58">If input move is “invalid”<text:note text:id="ftn2" text:note-class="footnote"><text:note-citation>2</text:note-citation><text:note-body><text:p text:style-name="P22">A move is “invalid” when the selected end square is not a possible end position for the selected piece. For example: a player wants to move a pawn to the side or backwards. <text:s text:c="2"/></text:p></text:note-body></text:note>, ask the player to input a valid move</text:p>
            </text:list-item>
            <text:list-item>
              <text:p text:style-name="P58">If input move is “illegal”<text:note text:id="ftn3" text:note-class="footnote"><text:note-citation>3</text:note-citation><text:note-body><text:p text:style-name="P22">A move is “illegal” when after making the move, the current player’s King is in check.</text:p></text:note-body></text:note>, ask the player to input a legal move.</text:p>
            </text:list-item>
            <text:list-item>
              <text:p text:style-name="P58">If input move is valid, proceed.</text:p>
            </text:list-item>
          </text:list>
        </text:list-item>
        <text:list-item>
          <text:p text:style-name="P58">Save move.</text:p>
        </text:list-item>
        <text:list-item>
          <text:p text:style-name="P58">Update board.</text:p>
        </text:list-item>
        <text:list-item>
          <text:p text:style-name="P58">Refresh the screen, reflecting the new state of the board.</text:p>
        </text:list-item>
        <text:list-item>
          <text:p text:style-name="P58">Check board for a <text:span text:style-name="T15">C</text:span><text:span text:style-name="T14">heck:</text:span></text:p>
          <text:list>
            <text:list-item>
              <text:p text:style-name="P58">If the player puts the opponent in check, see if it’s also a checkmate.</text:p>
              <text:list>
                <text:list-item>
                  <text:p text:style-name="P58">If checkmate, display “Checkmate” message <text:span text:style-name="T13">and go to step 12.</text:span></text:p>
                </text:list-item>
                <text:list-item>
                  <text:p text:style-name="P59">Else, display “Check” message and continue.</text:p>
                </text:list-item>
              </text:list>
            </text:list-item>
            <text:list-item>
              <text:p text:style-name="P59">Else, continue.</text:p>
            </text:list-item>
          </text:list>
        </text:list-item>
        <text:list-item>
          <text:p text:style-name="P58">Change player.</text:p>
        </text:list-item>
        <text:list-item>
          <text:p text:style-name="P58">Repeat steps 4 to 9 until checkmate.</text:p>
        </text:list-item>
        <text:list-item>
          <text:p text:style-name="P59">Declare current player as winner.</text:p>
        </text:list-item>
      </text:list>
      <text:p text:style-name="P13"/>
      <text:p text:style-name="P12">What do I need?</text:p>
      <text:p text:style-name="P12"/>
      <text:list xml:id="list2935067903" text:style-name="L6">
        <text:list-item>
          <text:p text:style-name="P64">Class for each type of piece</text:p>
          <text:list>
            <text:list-item>
              <text:p text:style-name="P56">Instance Variables:</text:p>
              <text:list>
                <text:list-item>
                  <text:p text:style-name="P56">Color (String)</text:p>
                </text:list-item>
                <text:list-item>
                  <text:p text:style-name="P56">Position (String)</text:p>
                </text:list-item>
                <text:list-item>
                  <text:p text:style-name="P56"><text:soft-page-break/>Moved (Boolean): indicates if the piece has moved before current movement</text:p>
                </text:list-item>
              </text:list>
            </text:list-item>
          </text:list>
        </text:list-item>
      </text:list>
      <text:p text:style-name="P16"/>
      <text:list xml:id="list213804791968372" text:continue-numbering="true" text:style-name="L6">
        <text:list-item>
          <text:list>
            <text:list-item>
              <text:p text:style-name="P56">Instance Methods:</text:p>
              <text:p text:style-name="P56"/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5"><text:span text:style-name="T5">M</text:span><text:span text:style-name="T4">ethod</text:span></text:p>
          </table:table-cell>
          <table:table-cell table:style-name="Table1.B1" office:value-type="string">
            <text:p text:style-name="P35">Description</text:p>
          </table:table-cell>
        </table:table-row>
        <table:table-row>
          <table:table-cell table:style-name="Table1.A2" office:value-type="string">
            <text:p text:style-name="P23"><text:span text:style-name="T18">valid</text:span>_move?</text:p>
          </table:table-cell>
          <table:table-cell table:style-name="Table1.B2" office:value-type="string">
            <text:p text:style-name="P23">Checks if the input move is <text:span text:style-name="T18">valid</text:span> depending on the piece’s movement rules.</text:p>
            <text:p text:style-name="P23">Returns a Boolean.</text:p>
          </table:table-cell>
        </table:table-row>
      </table:table>
      <text:p text:style-name="P16"/>
      <text:list xml:id="list175299763" text:style-name="L7">
        <text:list-item>
          <text:p text:style-name="P65">Class for the game</text:p>
          <text:list>
            <text:list-item>
              <text:p text:style-name="P60">Instance Variables:</text:p>
              <text:list>
                <text:list-item>
                  <text:p text:style-name="P61">Board (2-dimensional Array)</text:p>
                </text:list-item>
                <text:list-item>
                  <text:p text:style-name="P62">Current Player (String)</text:p>
                  <text:p text:style-name="P60"/>
                </text:list-item>
              </text:list>
            </text:list-item>
            <text:list-item>
              <text:p text:style-name="P60">Instance Methods:</text:p>
            </text:list-item>
          </text:list>
        </text:list-item>
      </text:list>
      <text:p text:style-name="P1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8">Method</text:p>
          </table:table-cell>
          <table:table-cell table:style-name="Table2.B1" office:value-type="string">
            <text:p text:style-name="P36">Description</text:p>
          </table:table-cell>
        </table:table-row>
        <table:table-row>
          <table:table-cell table:style-name="Table2.A2" office:value-type="string">
            <text:p text:style-name="P30">initialize</text:p>
          </table:table-cell>
          <table:table-cell table:style-name="Table2.B2" office:value-type="string">
            <text:p text:style-name="P30">Creates the board, an 8x8 array.</text:p>
            <text:p text:style-name="P34">Sets current player to ‘white’</text:p>
            <text:p text:style-name="P30">Returns <text:span text:style-name="T14">nil</text:span>.</text:p>
          </table:table-cell>
        </table:table-row>
        <table:table-row>
          <table:table-cell table:style-name="Table2.A9" office:value-type="string">
            <text:p text:style-name="P24">play_game</text:p>
          </table:table-cell>
          <table:table-cell table:style-name="Table2.B9" office:value-type="string">
            <text:p text:style-name="P24">Runs the game. In a loop, calls all the methods needed until a winner is determined.</text:p>
            <text:p text:style-name="P24">Returns <text:span text:style-name="T14">nil</text:span>.</text:p>
          </table:table-cell>
        </table:table-row>
        <table:table-row>
          <table:table-cell table:style-name="Table2.A2" office:value-type="string">
            <text:p text:style-name="P26">set_board</text:p>
          </table:table-cell>
          <table:table-cell table:style-name="Table2.B2" office:value-type="string">
            <text:p text:style-name="P26">Sets the board.</text:p>
            <text:p text:style-name="P26">Creates all the instances for the pieces in their correct initial positions.</text:p>
          </table:table-cell>
        </table:table-row>
        <table:table-row>
          <table:table-cell table:style-name="Table2.A2" office:value-type="string">
            <text:p text:style-name="P27">select_piece</text:p>
          </table:table-cell>
          <table:table-cell table:style-name="Table2.B2" office:value-type="string">
            <text:p text:style-name="P27">Selects the piece the current player will move.</text:p>
            <text:p text:style-name="P27">Returns the selected piece.</text:p>
          </table:table-cell>
        </table:table-row>
        <table:table-row>
          <table:table-cell table:style-name="Table2.A9" office:value-type="string">
            <text:p text:style-name="P34">make_move</text:p>
          </table:table-cell>
          <table:table-cell table:style-name="Table2.B9" office:value-type="string">
            <text:p text:style-name="P34">After validation, moves the selected_piece to the position input by the player.</text:p>
            <text:p text:style-name="P34">Returns <text:span text:style-name="T14">nil</text:span>.</text:p>
          </table:table-cell>
        </table:table-row>
        <table:table-row>
          <table:table-cell table:style-name="Table2.A9" office:value-type="string">
            <text:p text:style-name="P34">update_board</text:p>
          </table:table-cell>
          <table:table-cell table:style-name="Table2.B9" office:value-type="string">
            <text:p text:style-name="P34">After making a move, updates the board.</text:p>
            <text:p text:style-name="P34">Returns <text:span text:style-name="T14">nil</text:span></text:p>
          </table:table-cell>
        </table:table-row>
        <table:table-row>
          <table:table-cell table:style-name="Table2.A9" office:value-type="string">
            <text:p text:style-name="P24">save_game</text:p>
          </table:table-cell>
          <table:table-cell table:style-name="Table2.B9" office:value-type="string">
            <text:p text:style-name="P24">Serializes the game’s current state in a YAML file.</text:p>
            <text:p text:style-name="P24">Returns a Boolean (?).</text:p>
          </table:table-cell>
        </table:table-row>
        <table:table-row>
          <table:table-cell table:style-name="Table2.A9" office:value-type="string">
            <text:p text:style-name="P26">check?</text:p>
          </table:table-cell>
          <table:table-cell table:style-name="Table2.B9" office:value-type="string">
            <text:p text:style-name="P26">Determines if the current player’s King is in check.</text:p>
            <text:p text:style-name="P26">Returns a Boolean.</text:p>
          </table:table-cell>
        </table:table-row>
        <table:table-row>
          <table:table-cell table:style-name="Table2.A10" office:value-type="string">
            <text:p text:style-name="P26">check_mate?</text:p>
          </table:table-cell>
          <table:table-cell table:style-name="Table2.B10" office:value-type="string">
            <text:p text:style-name="P26">Used only if check? is true.</text:p>
            <text:p text:style-name="P26">Determines if the current player is in checkmate.</text:p>
            <text:p text:style-name="P26">Returns a Boolean.</text:p>
          </table:table-cell>
        </table:table-row>
        <text:soft-page-break/>
        <table:table-row>
          <table:table-cell table:style-name="Table2.A2" office:value-type="string">
            <text:p text:style-name="P33">change_player</text:p>
          </table:table-cell>
          <table:table-cell table:style-name="Table2.B2" office:value-type="string">
            <text:p text:style-name="P33">Changes current_player</text:p>
            <text:p text:style-name="P33">Returns <text:span text:style-name="T17">nil</text:span>.</text:p>
          </table:table-cell>
        </table:table-row>
      </table:table>
      <text:list xml:id="list4128549152" text:style-name="L8">
        <text:list-header>
          <text:p text:style-name="P71"/>
        </text:list-header>
        <text:list-item>
          <text:p text:style-name="P66">Module for piece creation</text:p>
          <text:list>
            <text:list-item>
              <text:p text:style-name="P67">Methods: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9">Method</text:p>
          </table:table-cell>
          <table:table-cell table:style-name="Table6.B1" office:value-type="string">
            <text:p text:style-name="P39">Description</text:p>
          </table:table-cell>
        </table:table-row>
        <table:table-row>
          <table:table-cell table:style-name="Table6.A2" office:value-type="string">
            <text:p text:style-name="P44">create_<text:span text:style-name="T14">piece</text:span><text:span text:style-name="T16">s</text:span></text:p>
          </table:table-cell>
          <table:table-cell table:style-name="Table6.B2" office:value-type="string">
            <text:p text:style-name="P44">Creates the corresponding number of instances of the specified <text:span text:style-name="T14">piece</text:span><text:span text:style-name="T20">, </text:span><text:span text:style-name="T21">for both players.</text:span></text:p>
          </table:table-cell>
        </table:table-row>
      </table:table>
      <text:p text:style-name="P68"/>
      <text:list xml:id="list1647641397" text:style-name="L9">
        <text:list-item>
          <text:p text:style-name="P72"><text:span text:style-name="T6">Module for move </text:span><text:span text:style-name="T7">operations</text:span><text:span text:style-name="T8"> (validation not depending on a piece’s specific rules)</text:span></text:p>
          <text:list>
            <text:list-item>
              <text:p text:style-name="P69">Methods:</text:p>
            </text:list-item>
          </text:list>
        </text:list-item>
      </text:list>
      <text:p text:style-name="P19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9">Method</text:p>
          </table:table-cell>
          <table:table-cell table:style-name="Table3.B1" office:value-type="string">
            <text:p text:style-name="P37">Description</text:p>
          </table:table-cell>
        </table:table-row>
        <table:table-row>
          <table:table-cell table:style-name="Table3.A2" office:value-type="string">
            <text:p text:style-name="P26">out_of_bounds?<text:span text:style-name="T22">(position)</text:span></text:p>
          </table:table-cell>
          <table:table-cell table:style-name="Table3.B2" office:value-type="string">
            <text:p text:style-name="P26">Checks if the move is within the boundaries of the board (A1 to H8)</text:p>
            <text:p text:style-name="P26">Returns a Boolean.</text:p>
          </table:table-cell>
        </table:table-row>
        <table:table-row>
          <table:table-cell table:style-name="Table3.A3" office:value-type="string">
            <text:p text:style-name="P26">legal_move?</text:p>
          </table:table-cell>
          <table:table-cell table:style-name="Table3.B3" office:value-type="string">
            <text:p text:style-name="P26">Used only when the King is in check.</text:p>
            <text:p text:style-name="P26">Checks if the current player’s King will still be in check after this move.</text:p>
            <text:p text:style-name="P25">Returns a Boolean.</text:p>
          </table:table-cell>
        </table:table-row>
        <table:table-row>
          <table:table-cell table:style-name="Table3.A2" office:value-type="string">
            <text:p text:style-name="P41">translate<text:span text:style-name="T22">(position)</text:span></text:p>
          </table:table-cell>
          <table:table-cell table:style-name="Table3.B2" office:value-type="string">
            <text:p text:style-name="P27">Translates the input move from Chess notation into a 2-dimensional array index.</text:p>
            <text:p text:style-name="P27">Returns a <text:span text:style-name="T22">2-element array</text:span></text:p>
          </table:table-cell>
        </table:table-row>
        <table:table-row>
          <table:table-cell table:style-name="Table3.A2" office:value-type="string">
            <text:p text:style-name="P42">valid_piece?<text:span text:style-name="T22">(piece)</text:span></text:p>
          </table:table-cell>
          <table:table-cell table:style-name="Table3.B2" office:value-type="string">
            <text:p text:style-name="P31">Checks if piece input by player is a part of the game.</text:p>
          </table:table-cell>
        </table:table-row>
        <table:table-row>
          <table:table-cell table:style-name="Table3.A2" office:value-type="string">
            <text:p text:style-name="P43">valid_init_pos?(position)</text:p>
          </table:table-cell>
          <table:table-cell table:style-name="Table3.B2" office:value-type="string">
            <text:p text:style-name="P32">Checks if the selected_piece is at the specified position.</text:p>
            <text:p text:style-name="P32">Returns a Boolean.</text:p>
          </table:table-cell>
        </table:table-row>
      </table:table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4">2-Dimensional Array Board</text:p>
      <text:p text:style-name="P21"/>
      <table:table table:name="Table4" table:style-name="Table4">
        <table:table-column table:style-name="Table4.A" table:number-columns-repeated="2"/>
        <table:table-column table:style-name="Table4.C"/>
        <table:table-column table:style-name="Table4.A"/>
        <table:table-column table:style-name="Table4.C"/>
        <table:table-column table:style-name="Table4.F" table:number-columns-repeated="3"/>
        <table:table-column table:style-name="Table4.I"/>
        <table:table-row>
          <table:table-cell table:style-name="Table4.A1" office:value-type="string">
            <text:p text:style-name="P46"/>
          </table:table-cell>
          <table:table-cell table:style-name="Table4.A1" office:value-type="string">
            <text:p text:style-name="P49">0 / <text:span text:style-name="T19">A</text:span></text:p>
          </table:table-cell>
          <table:table-cell table:style-name="Table4.A1" office:value-type="string">
            <text:p text:style-name="P49">1 / <text:span text:style-name="T19">B</text:span></text:p>
          </table:table-cell>
          <table:table-cell table:style-name="Table4.A1" office:value-type="string">
            <text:p text:style-name="P49">2 / <text:span text:style-name="T19">C</text:span></text:p>
          </table:table-cell>
          <table:table-cell table:style-name="Table4.A1" office:value-type="string">
            <text:p text:style-name="P49">3 / <text:span text:style-name="T19">D</text:span></text:p>
          </table:table-cell>
          <table:table-cell table:style-name="Table4.A1" office:value-type="string">
            <text:p text:style-name="P49">4 / <text:span text:style-name="T19">E</text:span></text:p>
          </table:table-cell>
          <table:table-cell table:style-name="Table4.A1" office:value-type="string">
            <text:p text:style-name="P49">5 / <text:span text:style-name="T19">F</text:span></text:p>
          </table:table-cell>
          <table:table-cell table:style-name="Table4.A1" office:value-type="string">
            <text:p text:style-name="P49">6 / <text:span text:style-name="T19">G</text:span></text:p>
          </table:table-cell>
          <table:table-cell table:style-name="Table4.I1" office:value-type="string">
            <text:p text:style-name="P49">7 / <text:span text:style-name="T19">H</text:span></text:p>
          </table:table-cell>
        </table:table-row>
        <table:table-row>
          <table:table-cell table:style-name="Table4.A2" office:value-type="string">
            <text:p text:style-name="P49">0 / <text:span text:style-name="T19">8</text:span></text:p>
          </table:table-cell>
          <table:table-cell table:style-name="Table4.A2" office:value-type="string">
            <text:p text:style-name="P47">R</text:p>
          </table:table-cell>
          <table:table-cell table:style-name="Table4.A2" office:value-type="string">
            <text:p text:style-name="P47">N</text:p>
          </table:table-cell>
          <table:table-cell table:style-name="Table4.A2" office:value-type="string">
            <text:p text:style-name="P47">B</text:p>
          </table:table-cell>
          <table:table-cell table:style-name="Table4.A2" office:value-type="string">
            <text:p text:style-name="P47">Q</text:p>
          </table:table-cell>
          <table:table-cell table:style-name="Table4.A2" office:value-type="string">
            <text:p text:style-name="P47">K</text:p>
          </table:table-cell>
          <table:table-cell table:style-name="Table4.A2" office:value-type="string">
            <text:p text:style-name="P47">B</text:p>
          </table:table-cell>
          <table:table-cell table:style-name="Table4.A2" office:value-type="string">
            <text:p text:style-name="P47">N</text:p>
          </table:table-cell>
          <table:table-cell table:style-name="Table4.I2" office:value-type="string">
            <text:p text:style-name="P47">R</text:p>
          </table:table-cell>
        </table:table-row>
        <table:table-row>
          <table:table-cell table:style-name="Table4.A2" office:value-type="string">
            <text:p text:style-name="P49">1 / <text:span text:style-name="T19">7</text:span></text:p>
          </table:table-cell>
          <table:table-cell table:style-name="Table4.A2" office:value-type="string">
            <text:p text:style-name="P47">P</text:p>
          </table:table-cell>
          <table:table-cell table:style-name="Table4.A2" office:value-type="string">
            <text:p text:style-name="P47">P</text:p>
          </table:table-cell>
          <table:table-cell table:style-name="Table4.A2" office:value-type="string">
            <text:p text:style-name="P47">P</text:p>
          </table:table-cell>
          <table:table-cell table:style-name="Table4.A2" office:value-type="string">
            <text:p text:style-name="P47">P</text:p>
          </table:table-cell>
          <table:table-cell table:style-name="Table4.A2" office:value-type="string">
            <text:p text:style-name="P47">P</text:p>
          </table:table-cell>
          <table:table-cell table:style-name="Table4.A2" office:value-type="string">
            <text:p text:style-name="P47">P</text:p>
          </table:table-cell>
          <table:table-cell table:style-name="Table4.A2" office:value-type="string">
            <text:p text:style-name="P47">P</text:p>
          </table:table-cell>
          <table:table-cell table:style-name="Table4.I2" office:value-type="string">
            <text:p text:style-name="P47">P</text:p>
          </table:table-cell>
        </table:table-row>
        <table:table-row>
          <table:table-cell table:style-name="Table4.A2" office:value-type="string">
            <text:p text:style-name="P49">2 / <text:span text:style-name="T19">6</text:span></text:p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48"/>
          </table:table-cell>
          <table:table-cell table:style-name="Table4.I2" office:value-type="string">
            <text:p text:style-name="P48"/>
          </table:table-cell>
        </table:table-row>
        <table:table-row>
          <table:table-cell table:style-name="Table4.A2" office:value-type="string">
            <text:p text:style-name="P49">3 / <text:span text:style-name="T19">5</text:span></text:p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48"/>
          </table:table-cell>
          <table:table-cell table:style-name="Table4.I2" office:value-type="string">
            <text:p text:style-name="P48"/>
          </table:table-cell>
        </table:table-row>
        <table:table-row>
          <table:table-cell table:style-name="Table4.A2" office:value-type="string">
            <text:p text:style-name="P49">4 / <text:span text:style-name="T19">4</text:span></text:p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48"/>
          </table:table-cell>
          <table:table-cell table:style-name="Table4.I2" office:value-type="string">
            <text:p text:style-name="P48"/>
          </table:table-cell>
        </table:table-row>
        <table:table-row>
          <table:table-cell table:style-name="Table4.A2" office:value-type="string">
            <text:p text:style-name="P49">5 / <text:span text:style-name="T19">3</text:span></text:p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48"/>
          </table:table-cell>
          <table:table-cell table:style-name="Table4.I2" office:value-type="string">
            <text:p text:style-name="P48"/>
          </table:table-cell>
        </table:table-row>
        <table:table-row>
          <table:table-cell table:style-name="Table4.A2" office:value-type="string">
            <text:p text:style-name="P49">6 / <text:span text:style-name="T19">2</text:span></text:p>
          </table:table-cell>
          <table:table-cell table:style-name="Table4.A2" office:value-type="string">
            <text:p text:style-name="P47">P</text:p>
          </table:table-cell>
          <table:table-cell table:style-name="Table4.A2" office:value-type="string">
            <text:p text:style-name="P47">P</text:p>
          </table:table-cell>
          <table:table-cell table:style-name="Table4.A2" office:value-type="string">
            <text:p text:style-name="P47">P</text:p>
          </table:table-cell>
          <table:table-cell table:style-name="Table4.A2" office:value-type="string">
            <text:p text:style-name="P47">P</text:p>
          </table:table-cell>
          <table:table-cell table:style-name="Table4.A2" office:value-type="string">
            <text:p text:style-name="P47">P</text:p>
          </table:table-cell>
          <table:table-cell table:style-name="Table4.A2" office:value-type="string">
            <text:p text:style-name="P47">P</text:p>
          </table:table-cell>
          <table:table-cell table:style-name="Table4.A2" office:value-type="string">
            <text:p text:style-name="P47">P</text:p>
          </table:table-cell>
          <table:table-cell table:style-name="Table4.I2" office:value-type="string">
            <text:p text:style-name="P47">P</text:p>
          </table:table-cell>
        </table:table-row>
        <table:table-row>
          <table:table-cell table:style-name="Table4.A2" office:value-type="string">
            <text:p text:style-name="P49">7 / <text:span text:style-name="T19">1</text:span></text:p>
          </table:table-cell>
          <table:table-cell table:style-name="Table4.A2" office:value-type="string">
            <text:p text:style-name="P47">R</text:p>
          </table:table-cell>
          <table:table-cell table:style-name="Table4.A2" office:value-type="string">
            <text:p text:style-name="P47">N</text:p>
          </table:table-cell>
          <table:table-cell table:style-name="Table4.A2" office:value-type="string">
            <text:p text:style-name="P47">B</text:p>
          </table:table-cell>
          <table:table-cell table:style-name="Table4.A2" office:value-type="string">
            <text:p text:style-name="P47">Q</text:p>
          </table:table-cell>
          <table:table-cell table:style-name="Table4.A2" office:value-type="string">
            <text:p text:style-name="P47">K</text:p>
          </table:table-cell>
          <table:table-cell table:style-name="Table4.A2" office:value-type="string">
            <text:p text:style-name="P47">B</text:p>
          </table:table-cell>
          <table:table-cell table:style-name="Table4.A2" office:value-type="string">
            <text:p text:style-name="P47">N</text:p>
          </table:table-cell>
          <table:table-cell table:style-name="Table4.I2" office:value-type="string">
            <text:p text:style-name="P47">R</text:p>
          </table:table-cell>
        </table:table-row>
      </table:table>
      <text:p text:style-name="P21"/>
      <text:p text:style-name="P20">Initial positions:</text:p>
      <text:p text:style-name="P20"/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table:number-columns-spanned="2" office:value-type="string">
            <text:p text:style-name="P38">White</text:p>
          </table:table-cell>
          <table:covered-table-cell/>
          <table:table-cell table:style-name="Table5.C1" table:number-columns-spanned="2" office:value-type="string">
            <text:p text:style-name="P38">Black</text:p>
          </table:table-cell>
          <table:covered-table-cell/>
        </table:table-row>
        <table:table-row>
          <table:table-cell table:style-name="Table5.A2" office:value-type="string">
            <text:p text:style-name="P38">Piece</text:p>
          </table:table-cell>
          <table:table-cell table:style-name="Table5.A2" office:value-type="string">
            <text:p text:style-name="P38">Position</text:p>
          </table:table-cell>
          <table:table-cell table:style-name="Table5.A2" office:value-type="string">
            <text:p text:style-name="P38">Piece</text:p>
          </table:table-cell>
          <table:table-cell table:style-name="Table5.D2" office:value-type="string">
            <text:p text:style-name="P38">Position</text:p>
          </table:table-cell>
        </table:table-row>
        <table:table-row>
          <table:table-cell table:style-name="Table5.A2" office:value-type="string">
            <text:p text:style-name="P40">Pawns</text:p>
          </table:table-cell>
          <table:table-cell table:style-name="Table5.A2" office:value-type="string">
            <text:p text:style-name="P40">A2[6, 0] <text:s/>B2[6, 1]</text:p>
            <text:p text:style-name="P40">C2[6, 2] <text:s/>D2[6, 3]</text:p>
            <text:p text:style-name="P40">E2[6, 4] <text:s/>F2[6, 5]</text:p>
            <text:p text:style-name="P40">G2[6, 6] <text:s/>H2[6, 7]</text:p>
          </table:table-cell>
          <table:table-cell table:style-name="Table5.A2" office:value-type="string">
            <text:p text:style-name="P40">Pawns</text:p>
          </table:table-cell>
          <table:table-cell table:style-name="Table5.D2" office:value-type="string">
            <text:p text:style-name="P40"><text:span text:style-name="T19">A7</text:span>[<text:span text:style-name="T19">1, 0</text:span>] <text:s/><text:span text:style-name="T19">B7</text:span>[<text:span text:style-name="T19">1, 1</text:span>]</text:p>
            <text:p text:style-name="P40"><text:span text:style-name="T19">C7</text:span>[<text:span text:style-name="T19">1, 2</text:span>] <text:s/><text:span text:style-name="T19">D7</text:span>[<text:span text:style-name="T19">1, 3</text:span>]</text:p>
            <text:p text:style-name="P40"><text:span text:style-name="T19">E7</text:span>[<text:span text:style-name="T19">1, 4</text:span>] <text:s/><text:span text:style-name="T19">F7</text:span>[<text:span text:style-name="T19">1, 5</text:span>]</text:p>
            <text:p text:style-name="P40"><text:span text:style-name="T19">G7</text:span>[<text:span text:style-name="T19">1, 6</text:span>] <text:s/><text:span text:style-name="T19">H7</text:span>[<text:span text:style-name="T19">1, 7</text:span>]</text:p>
          </table:table-cell>
        </table:table-row>
        <table:table-row>
          <table:table-cell table:style-name="Table5.A2" office:value-type="string">
            <text:p text:style-name="P40">Rooks</text:p>
          </table:table-cell>
          <table:table-cell table:style-name="Table5.A2" office:value-type="string">
            <text:p text:style-name="P40">A1[7, 0] <text:s/>H1[7, 7]</text:p>
          </table:table-cell>
          <table:table-cell table:style-name="Table5.A2" office:value-type="string">
            <text:p text:style-name="P40">Rooks</text:p>
          </table:table-cell>
          <table:table-cell table:style-name="Table5.D2" office:value-type="string">
            <text:p text:style-name="P40"><text:span text:style-name="T19">A8</text:span>[<text:span text:style-name="T19">0, 0</text:span>] <text:s/><text:span text:style-name="T19">H8</text:span>[<text:span text:style-name="T19">0, 7</text:span>]</text:p>
          </table:table-cell>
        </table:table-row>
        <table:table-row>
          <table:table-cell table:style-name="Table5.A2" office:value-type="string">
            <text:p text:style-name="P40">Knights</text:p>
          </table:table-cell>
          <table:table-cell table:style-name="Table5.A2" office:value-type="string">
            <text:p text:style-name="P40">B1[7, 1] <text:s/>G1[7, 6]</text:p>
          </table:table-cell>
          <table:table-cell table:style-name="Table5.A2" office:value-type="string">
            <text:p text:style-name="P40">Knights</text:p>
          </table:table-cell>
          <table:table-cell table:style-name="Table5.D2" office:value-type="string">
            <text:p text:style-name="P40"><text:span text:style-name="T19">B8</text:span>[<text:span text:style-name="T19">0, 1</text:span>] <text:s/><text:span text:style-name="T19">G8</text:span>[<text:span text:style-name="T19">0, 6</text:span>]</text:p>
          </table:table-cell>
        </table:table-row>
        <table:table-row>
          <table:table-cell table:style-name="Table5.A2" office:value-type="string">
            <text:p text:style-name="P40">Bishops</text:p>
          </table:table-cell>
          <table:table-cell table:style-name="Table5.A2" office:value-type="string">
            <text:p text:style-name="P40">C1[7, 2] <text:s/>F1[7, 5]</text:p>
          </table:table-cell>
          <table:table-cell table:style-name="Table5.A2" office:value-type="string">
            <text:p text:style-name="P40">Bishops</text:p>
          </table:table-cell>
          <table:table-cell table:style-name="Table5.D2" office:value-type="string">
            <text:p text:style-name="P40"><text:span text:style-name="T19">C8</text:span>[<text:span text:style-name="T19">0, 2</text:span>] <text:s/><text:span text:style-name="T19">F8</text:span>[<text:span text:style-name="T19">0, 5</text:span>]</text:p>
          </table:table-cell>
        </table:table-row>
        <table:table-row>
          <table:table-cell table:style-name="Table5.A2" office:value-type="string">
            <text:p text:style-name="P40">Queen</text:p>
          </table:table-cell>
          <table:table-cell table:style-name="Table5.A2" office:value-type="string">
            <text:p text:style-name="P40"><text:span text:style-name="T19">D1</text:span>[<text:span text:style-name="T19">7, 3</text:span>]</text:p>
          </table:table-cell>
          <table:table-cell table:style-name="Table5.A2" office:value-type="string">
            <text:p text:style-name="P40">Queen</text:p>
          </table:table-cell>
          <table:table-cell table:style-name="Table5.D2" office:value-type="string">
            <text:p text:style-name="P40"><text:span text:style-name="T19">D8</text:span>[<text:span text:style-name="T19">0, 3</text:span>]</text:p>
          </table:table-cell>
        </table:table-row>
        <table:table-row>
          <table:table-cell table:style-name="Table5.A2" office:value-type="string">
            <text:p text:style-name="P40">King</text:p>
          </table:table-cell>
          <table:table-cell table:style-name="Table5.A2" office:value-type="string">
            <text:p text:style-name="P40"><text:span text:style-name="T19">E1</text:span>[<text:span text:style-name="T19">7, 4</text:span>]</text:p>
          </table:table-cell>
          <table:table-cell table:style-name="Table5.A2" office:value-type="string">
            <text:p text:style-name="P40">King</text:p>
          </table:table-cell>
          <table:table-cell table:style-name="Table5.D2" office:value-type="string">
            <text:p text:style-name="P40"><text:span text:style-name="T19">E8</text:span>[<text:span text:style-name="T19">0, 4</text:span>]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12:41.196219280</meta:creation-date>
    <dc:date>2021-01-25T21:38:01.028611041</dc:date>
    <meta:editing-duration>PT15H26M20S</meta:editing-duration>
    <meta:editing-cycles>9</meta:editing-cycles>
    <meta:generator>LibreOffice/6.4.6.2$Linux_X86_64 LibreOffice_project/40$Build-2</meta:generator>
    <meta:document-statistic meta:table-count="6" meta:image-count="1" meta:object-count="0" meta:page-count="5" meta:paragraph-count="219" meta:word-count="1113" meta:character-count="5821" meta:non-whitespace-character-count="4951"/>
  </office:meta>
</office:document-meta>
</file>